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officeooo:rsid="001134a6" officeooo:paragraph-rsid="001134a6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fo:font-weight="normal" officeooo:rsid="00118e2a" officeooo:paragraph-rsid="00118e2a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ress com TypeScript<text:tab/><text:tab/><text:tab/><text:tab/><text:tab/><text:tab/><text:tab/>03/02/2023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4:27:32.863598332</meta:creation-date>
    <dc:date>2023-02-03T14:31:30.452773438</dc:date>
    <meta:editing-duration>PT3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" meta:character-count="39" meta:non-whitespace-character-count="30"/>
  </office:meta>
</office:document-meta>
</file>